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s" number:country="E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Medi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spanned="3" table:number-rows-spanned="1"/>
          <table:covered-table-cell table:number-columns-repeated="2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2"/>
          <table:table-cell table:number-columns-repeated="2" table:style-name="ce1"/>
          <table:table-cell table:number-columns-repeated="8"/>
        </table:table-row>
        <table:table-row table:style-name="ro1" table:number-rows-repeated="6">
          <table:table-cell/>
          <table:table-cell table:style-name="ce2" table:number-columns-repeated="2"/>
          <table:table-cell table:number-columns-repeated="9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office:value-type="string">
            <text:p>Fichero: 4,1 GiB, imagen real de SO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3" office:value-type="string" table:number-columns-spanned="2" table:number-rows-spanned="1">
            <text:p>RAM usada</text:p>
          </table:table-cell>
          <table:covered-table-cell table:style-name="ce1"/>
          <table:table-cell table:style-name="ce3" office:value-type="string" table:number-columns-spanned="2" table:number-rows-spanned="1">
            <text:p>CPU usada</text:p>
          </table:table-cell>
          <table:covered-table-cell table:style-name="ce1"/>
          <table:table-cell table:style-name="ce3" office:value-type="string" table:number-columns-spanned="2" table:number-rows-spanned="1">
            <text:p>Lectura a disco</text:p>
          </table:table-cell>
          <table:covered-table-cell table:style-name="ce1"/>
          <table:table-cell table:style-name="ce3" office:value-type="string" table:number-columns-spanned="2" table:number-rows-spanned="1">
            <text:p>Escritura a disco</text:p>
          </table:table-cell>
          <table:covered-table-cell table:style-name="ce1"/>
        </table:table-row>
        <table:table-row table:style-name="ro3">
          <table:table-cell table:style-name="ce1" office:value-type="string">
            <text:p>Formato</text:p>
          </table:table-cell>
          <table:table-cell table:style-name="ce1" office:value-type="string">
            <text:p>Compresión</text:p>
          </table:table-cell>
          <table:table-cell table:style-name="ce1" office:value-type="string">
            <text:p>Descompresión</text:p>
          </table:table-cell>
          <table:table-cell table:style-name="ce1" office:value-type="string">
            <text:p>Tamaño comprimido (MiB)</text:p>
          </table:table-cell>
          <table:table-cell table:style-name="ce1" office:value-type="string">
            <text:p>Compresión</text:p>
          </table:table-cell>
          <table:table-cell table:style-name="ce1" office:value-type="string">
            <text:p>Descompresión</text:p>
          </table:table-cell>
          <table:table-cell table:style-name="ce1" office:value-type="string">
            <text:p>Compresión</text:p>
          </table:table-cell>
          <table:table-cell table:style-name="ce1" office:value-type="string">
            <text:p>Descompresión</text:p>
          </table:table-cell>
          <table:table-cell table:style-name="ce1" office:value-type="string">
            <text:p>Compresión</text:p>
          </table:table-cell>
          <table:table-cell table:style-name="ce1" office:value-type="string">
            <text:p>Descompresión</text:p>
          </table:table-cell>
          <table:table-cell table:style-name="ce1" office:value-type="string">
            <text:p>Compresión</text:p>
          </table:table-cell>
          <table:table-cell table:style-name="ce1" office:value-type="string">
            <text:p>Descompresión</text:p>
          </table:table-cell>
        </table:table-row>
        <table:table-row table:style-name="ro1">
          <table:table-cell office:value-type="string">
            <text:p>7-zip</text:p>
          </table:table-cell>
          <table:table-cell office:value-type="float" office:value="952.577">
            <text:p>952.577</text:p>
          </table:table-cell>
          <table:table-cell office:value-type="float" office:value="145.367">
            <text:p>145.367</text:p>
          </table:table-cell>
          <table:table-cell office:value-type="float" office:value="994.2">
            <text:p>994.2</text:p>
          </table:table-cell>
          <table:table-cell office:value-type="float" office:value="197776">
            <text:p>197776</text:p>
          </table:table-cell>
          <table:table-cell office:value-type="float" office:value="19364">
            <text:p>1936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84.86">
            <text:p>1884.86</text:p>
          </table:table-cell>
          <table:table-cell office:value-type="float" office:value="1796.35">
            <text:p>1796.35</text:p>
          </table:table-cell>
          <table:table-cell office:value-type="float" office:value="5726.28">
            <text:p>5726.28</text:p>
          </table:table-cell>
          <table:table-cell office:value-type="float" office:value="5692.91">
            <text:p>5692.91</text:p>
          </table:table-cell>
        </table:table-row>
        <table:table-row table:style-name="ro1">
          <table:table-cell office:value-type="string">
            <text:p>zip</text:p>
          </table:table-cell>
          <table:table-cell office:value-type="float" office:value="210.452">
            <text:p>210.452</text:p>
          </table:table-cell>
          <table:table-cell office:value-type="float" office:value="69.595">
            <text:p>69.595</text:p>
          </table:table-cell>
          <table:table-cell office:value-type="float" office:value="1433.6">
            <text:p>1433.6</text:p>
          </table:table-cell>
          <table:table-cell office:value-type="float" office:value="1120">
            <text:p>1120</text:p>
          </table:table-cell>
          <table:table-cell office:value-type="float" office:value="3548">
            <text:p>3548</text:p>
          </table:table-cell>
          <table:table-cell office:value-type="float" office:value="96">
            <text:p>96</text:p>
          </table:table-cell>
          <table:table-cell office:value-type="float" office:value="82.5">
            <text:p>82.5</text:p>
          </table:table-cell>
          <table:table-cell office:value-type="float" office:value="1903.66">
            <text:p>1903.66</text:p>
          </table:table-cell>
          <table:table-cell office:value-type="float" office:value="1898.67">
            <text:p>1898.67</text:p>
          </table:table-cell>
          <table:table-cell office:value-type="float" office:value="5531.23">
            <text:p>5531.23</text:p>
          </table:table-cell>
          <table:table-cell office:value-type="float" office:value="5722.84">
            <text:p>5722.84</text:p>
          </table:table-cell>
        </table:table-row>
        <table:table-row table:style-name="ro1">
          <table:table-cell office:value-type="string">
            <text:p>.tar.gz</text:p>
          </table:table-cell>
          <table:table-cell office:value-type="float" office:value="223.783">
            <text:p>223.783</text:p>
          </table:table-cell>
          <table:table-cell office:value-type="float" office:value="73.523">
            <text:p>73.523</text:p>
          </table:table-cell>
          <table:table-cell office:value-type="float" office:value="1433.6">
            <text:p>1433.6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2584.93">
            <text:p>2584.93</text:p>
          </table:table-cell>
          <table:table-cell office:value-type="float" office:value="2560.64">
            <text:p>2560.64</text:p>
          </table:table-cell>
          <table:table-cell office:value-type="float" office:value="7329.58">
            <text:p>7329.58</text:p>
          </table:table-cell>
          <table:table-cell office:value-type="float" office:value="7361.45">
            <text:p>7361.45</text:p>
          </table:table-cell>
        </table:table-row>
        <table:table-row table:style-name="ro1">
          <table:table-cell office:value-type="string">
            <text:p>.tar.bz2</text:p>
          </table:table-cell>
          <table:table-cell office:value-type="float" office:value="505.448">
            <text:p>505.448</text:p>
          </table:table-cell>
          <table:table-cell office:value-type="float" office:value="212.28">
            <text:p>212.28</text:p>
          </table:table-cell>
          <table:table-cell office:value-type="float" office:value="1331.2">
            <text:p>1331.2</text:p>
          </table:table-cell>
          <table:table-cell office:value-type="float" office:value="6964">
            <text:p>6964</text:p>
          </table:table-cell>
          <table:table-cell office:value-type="float" office:value="4064">
            <text:p>4064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2670.96">
            <text:p>2670.96</text:p>
          </table:table-cell>
          <table:table-cell office:value-type="float" office:value="1927.37">
            <text:p>1927.37</text:p>
          </table:table-cell>
          <table:table-cell office:value-type="float" office:value="7676.79">
            <text:p>7676.79</text:p>
          </table:table-cell>
          <table:table-cell office:value-type="float" office:value="5592.76">
            <text:p>5592.76</text:p>
          </table:table-cell>
        </table:table-row>
        <table:table-row table:style-name="ro1">
          <table:table-cell office:value-type="string">
            <text:p>.tar</text:p>
          </table:table-cell>
          <table:table-cell office:value-type="float" office:value="83.908">
            <text:p>83.908</text:p>
          </table:table-cell>
          <table:table-cell office:value-type="float" office:value="137.403">
            <text:p>137.403</text:p>
          </table:table-cell>
          <table:table-cell office:value-type="float" office:value="4198.4">
            <text:p>4198.4</text:p>
          </table:table-cell>
          <table:table-cell office:value-type="float" office:value="872">
            <text:p>872</text:p>
          </table:table-cell>
          <table:table-cell office:value-type="float" office:value="848">
            <text:p>84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774.76">
            <text:p>2774.76</text:p>
          </table:table-cell>
          <table:table-cell office:value-type="float" office:value="2699.97">
            <text:p>2699.97</text:p>
          </table:table-cell>
          <table:table-cell office:value-type="float" office:value="7165.92">
            <text:p>7165.92</text:p>
          </table:table-cell>
          <table:table-cell office:value-type="float" office:value="7260.89">
            <text:p>7260.8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ráficas " table:style-name="ta1">
        <table:shapes>
          <draw:frame draw:z-index="0" draw:style-name="gr1" svg:width="6.2988in" svg:height="3.5429in" svg:x="6.6449in" svg:y="0.0106in">
            <draw:object draw:notify-on-update-of-ranges="Medidas.A16:Medidas.A20 Medidas.D4:Medidas.D4 Medidas.D16:Medidas.D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0in">
            <draw:object draw:notify-on-update-of-ranges="Medidas.A16:Medidas.A20 Medidas.A15:Medidas.A15 Medidas.B16:Medidas.B20 Medidas.C4:Medidas.C4 Medidas.C16:Medidas.C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 style:data-style-name="N2" text:time-value="0000-00-00T21:35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3-27T10:38:06</meta:creation-date>
    <meta:generator>LibreOffice/3.6$Linux_X86_64 LibreOffice_project/360m1$Build-304</meta:generator>
    <dc:date>2013-05-16T22:49:38</dc:date>
    <meta:editing-duration>PT3H38M57S</meta:editing-duration>
    <meta:editing-cycles>59</meta:editing-cycles>
    <meta:document-statistic meta:table-count="2" meta:cell-count="79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fo:font-weight="bold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8cm" svg:y="0.19cm" chart:style-name="ch2">
          <text:p>Tamaño del fichero comprimido</text:p>
        </chart:title>
        <chart:subtitle svg:x="4.847cm" svg:y="1.023cm" chart:style-name="ch3">
          <text:p>Fichero de 4,1 GiB, menor es mejor</text:p>
        </chart:subtitle>
        <chart:plot-area chart:style-name="ch4" table:cell-range-address="Medidas.A16:Medidas.A20 Medidas.D4:Medidas.D4 Medidas.D16:Medidas.D20" chart:data-source-has-labels="both" svg:x="1.107cm" svg:y="1.814cm" svg:width="14.701cm" svg:height="6.712cm">
          <chartooo:coordinate-region svg:x="2.099cm" svg:y="2.013cm" svg:width="13.709cm" svg:height="5.866cm"/>
          <chart:axis chart:dimension="x" chart:name="primary-x" chart:style-name="ch5" chartooo:axis-type="auto">
            <chartooo:date-scale/>
            <chart:categories table:cell-range-address="Medidas.A16:Medidas.A20"/>
          </chart:axis>
          <chart:axis chart:dimension="y" chart:name="primary-y" chart:style-name="ch6">
            <chart:title svg:x="0.451cm" svg:y="7.04cm" chart:style-name="ch7">
              <text:p>Tamaño del fichero (MiB)</text:p>
            </chart:title>
            <chart:grid chart:style-name="ch8" chart:class="major"/>
          </chart:axis>
          <chart:series chart:style-name="ch9" chart:values-cell-range-address="Medidas.D16:Medidas.D20" chart:label-cell-address="Medidas.D4:Medidas.D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edidas.D4:Medidas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-zip</text:p>
                <draw:g>
                  <svg:desc>Medidas.A16:Medidas.A20</svg:desc>
                </draw:g>
              </table:table-cell>
              <table:table-cell office:value-type="float" office:value="994.2">
                <text:p>994.2</text:p>
                <draw:g>
                  <svg:desc>Medidas.D16:Medidas.D20</svg:desc>
                </draw:g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1433.6">
                <text:p>1433.6</text:p>
              </table:table-cell>
            </table:table-row>
            <table:table-row>
              <table:table-cell office:value-type="string">
                <text:p>.tar.gz</text:p>
              </table:table-cell>
              <table:table-cell office:value-type="float" office:value="1433.6">
                <text:p>1433.6</text:p>
              </table:table-cell>
            </table:table-row>
            <table:table-row>
              <table:table-cell office:value-type="string">
                <text:p>.tar.bz2</text:p>
              </table:table-cell>
              <table:table-cell office:value-type="float" office:value="1331.2">
                <text:p>1331.2</text:p>
              </table:table-cell>
            </table:table-row>
            <table:table-row>
              <table:table-cell office:value-type="string">
                <text:p>.tar</text:p>
              </table:table-cell>
              <table:table-cell office:value-type="float" office:value="4198.4">
                <text:p>4198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color="#004586" fo:font-size="10pt" fo:font-weight="bold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color="#dd4814"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08cm" svg:y="0.19cm" chart:style-name="ch2">
          <text:p>Tiempo de compresión y descompresión</text:p>
        </chart:title>
        <chart:subtitle svg:x="4.847cm" svg:y="1.023cm" chart:style-name="ch3">
          <text:p>Fichero de 4,1 GiB, menor es mejor</text:p>
        </chart:subtitle>
        <chart:legend chart:legend-position="bottom" svg:x="6.066cm" svg:y="8.217cm" style:legend-expansion="wide" chart:style-name="ch4"/>
        <chart:plot-area chart:style-name="ch5" table:cell-range-address="Medidas.A15:Medidas.A20 Medidas.B16:Medidas.C20 Medidas.C4:Medidas.C4" chart:data-source-has-labels="both" svg:x="1.107cm" svg:y="1.814cm" svg:width="14.701cm" svg:height="5.929cm">
          <chartooo:coordinate-region svg:x="2.099cm" svg:y="2.014cm" svg:width="13.709cm" svg:height="5.082cm"/>
          <chart:axis chart:dimension="x" chart:name="primary-x" chart:style-name="ch6" chartooo:axis-type="auto">
            <chartooo:date-scale/>
            <chart:categories table:cell-range-address="Medidas.A16:Medidas.A20"/>
          </chart:axis>
          <chart:axis chart:dimension="y" chart:name="primary-y" chart:style-name="ch7">
            <chart:title svg:x="0.451cm" svg:y="6.238cm" chart:style-name="ch8">
              <text:p>Tiempo (segundos)</text:p>
            </chart:title>
            <chart:grid chart:style-name="ch9" chart:class="major"/>
          </chart:axis>
          <chart:series chart:style-name="ch10" chart:values-cell-range-address="Medidas.B16:Medidas.B20" chart:label-cell-address="Medidas.A15:Medidas.A15" chart:class="chart:bar">
            <chart:data-point chart:repeated="5"/>
          </chart:series>
          <chart:series chart:style-name="ch11" chart:values-cell-range-address="Medidas.C16:Medidas.C20" chart:label-cell-address="Medidas.C4:Medidas.C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mato</text:p>
                <draw:g>
                  <svg:desc>Medidas.A15:Medidas.A15</svg:desc>
                </draw:g>
              </table:table-cell>
              <table:table-cell office:value-type="string">
                <text:p/>
                <draw:g>
                  <svg:desc>Medidas.C4:Medidas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-zip</text:p>
                <draw:g>
                  <svg:desc>Medidas.A16:Medidas.A20</svg:desc>
                </draw:g>
              </table:table-cell>
              <table:table-cell office:value-type="float" office:value="952.577">
                <text:p>952.577</text:p>
                <draw:g>
                  <svg:desc>Medidas.B16:Medidas.B20</svg:desc>
                </draw:g>
              </table:table-cell>
              <table:table-cell office:value-type="float" office:value="145.367">
                <text:p>145.367</text:p>
                <draw:g>
                  <svg:desc>Medidas.C16:Medidas.C20</svg:desc>
                </draw:g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210.452">
                <text:p>210.452</text:p>
              </table:table-cell>
              <table:table-cell office:value-type="float" office:value="69.595">
                <text:p>69.595</text:p>
              </table:table-cell>
            </table:table-row>
            <table:table-row>
              <table:table-cell office:value-type="string">
                <text:p>.tar.gz</text:p>
              </table:table-cell>
              <table:table-cell office:value-type="float" office:value="223.783">
                <text:p>223.783</text:p>
              </table:table-cell>
              <table:table-cell office:value-type="float" office:value="73.523">
                <text:p>73.523</text:p>
              </table:table-cell>
            </table:table-row>
            <table:table-row>
              <table:table-cell office:value-type="string">
                <text:p>.tar.bz2</text:p>
              </table:table-cell>
              <table:table-cell office:value-type="float" office:value="505.448">
                <text:p>505.448</text:p>
              </table:table-cell>
              <table:table-cell office:value-type="float" office:value="212.28">
                <text:p>212.28</text:p>
              </table:table-cell>
            </table:table-row>
            <table:table-row>
              <table:table-cell office:value-type="string">
                <text:p>.tar</text:p>
              </table:table-cell>
              <table:table-cell office:value-type="float" office:value="83.908">
                <text:p>83.908</text:p>
              </table:table-cell>
              <table:table-cell office:value-type="float" office:value="137.403">
                <text:p>137.4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